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 Web" svg:font-family="'Segoe UI Web', 'Segoe UI', 'Segoe WP', 'Segoe UI Emoj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2806f"/>
    </style:style>
    <style:style style:name="P3" style:family="paragraph" style:parent-style-name="Standard">
      <style:text-properties officeooo:paragraph-rsid="0012806f"/>
    </style:style>
    <style:style style:name="P4" style:family="paragraph" style:parent-style-name="Standard">
      <style:paragraph-properties fo:text-align="start" style:justify-single-word="false"/>
      <style:text-properties officeooo:paragraph-rsid="0012806f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bold" officeooo:paragraph-rsid="0012806f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52424" style:font-name="Liberation Serif" fo:font-size="12pt" fo:letter-spacing="normal" officeooo:rsid="00142893" officeooo:paragraph-rsid="00142893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52424" style:font-name="Liberation Serif" fo:font-size="12pt" fo:letter-spacing="normal" fo:font-weight="bold" officeooo:paragraph-rsid="0012806f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52424" style:font-name="Liberation Serif" fo:font-size="12pt" fo:letter-spacing="normal" fo:font-weight="bold" officeooo:rsid="00142893" officeooo:paragraph-rsid="00142893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5242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52424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12806f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tyle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5f2dd"/>
    </style:style>
    <style:style style:name="T6" style:family="text">
      <style:text-properties fo:font-style="normal" fo:font-weight="normal" officeooo:rsid="0017d60b"/>
    </style:style>
    <style:style style:name="T7" style:family="text">
      <style:text-properties fo:font-style="normal" fo:font-weight="normal" officeooo:rsid="0017d60b" style:font-weight-asian="normal" style:font-weight-complex="normal"/>
    </style:style>
    <style:style style:name="T8" style:family="text">
      <style:text-properties fo:font-style="normal" fo:font-weight="bold" officeooo:rsid="0015f2dd" style:font-weight-asian="bold" style:font-weight-complex="bold"/>
    </style:style>
    <style:style style:name="T9" style:family="text">
      <style:text-properties fo:font-style="normal" fo:font-weight="bold" officeooo:rsid="0017d60b" style:font-weight-asian="bold" style:font-weight-complex="bold"/>
    </style:style>
    <style:style style:name="T10" style:family="text">
      <style:text-properties fo:font-style="normal" officeooo:rsid="0017d60b"/>
    </style:style>
    <style:style style:name="T11" style:family="text">
      <style:text-properties officeooo:rsid="0017d60b"/>
    </style:style>
    <style:style style:name="T12" style:family="text">
      <style:text-properties officeooo:rsid="00184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ài tập lí thuyết <text:span text:style-name="T1">4</text:span></text:p>
      <text:p text:style-name="Standard"/>
      <text:p text:style-name="Standard"><text:tab/>Họ và tên: Đinh Thị Duyên</text:p>
      <text:p text:style-name="P3"><text:tab/>MSSV: <text:span text:style-name="T1">20184085</text:span></text:p>
      <text:p text:style-name="P2"><text:span text:style-name="T2"/></text:p>
      <text:p text:style-name="P2"><text:span text:style-name="T2">Bài làm</text:span> </text:p>
      <text:p text:style-name="P4"/>
      <text:p text:style-name="P7"><text:span text:style-name="T3">1) Trình bày rõ hơn ý nghĩa và chi tiết từng cờ trong lệnh<text:tab/>-recvfrom() , </text:span><text:tab/><text:span text:style-name="T3">-sendto()?</text:span></text:p>
      <text:p text:style-name="P6"><text:span text:style-name="T4">Trong lệnh recvfrom(): flag điều khiển cách function hoạt động, có </text:span><text:span text:style-name="T5">3 loại flags</text:span></text:p>
      <text:p text:style-name="P6"><text:span text:style-name="T5"><text:tab/></text:span><text:span text:style-name="T8">MSG_OOB:</text:span><text:span text:style-name="T5"> Dùng cho dữ liệu khẩn cấp, được ưu tiên: Ở bên nhận, bạn sẽ có 1 cái signal <text:tab/>SIGURG cho biết rằng đây là dữ liệu ưu tiên, vậy thì bạn gọi hàm recv() vói flag <text:tab/>MSG_OOB.</text:span></text:p>
      <text:p text:style-name="P6"><text:span text:style-name="T5"><text:tab/></text:span><text:span text:style-name="T8">MSG_PEEK</text:span><text:span text:style-name="T5">: cho biết những gì đang đợi trong buffer khi gọi hàm recv().</text:span></text:p>
      <text:p text:style-name="P6"><text:span text:style-name="T5"><text:tab/></text:span><text:span text:style-name="T8">MSG_WAITALL</text:span><text:span text:style-name="T5">: yêu câu hàm recv () không trả về cho đến khi tất cả dữ liệu đã chỉ định <text:tab/>trong tham số len. </text:span></text:p>
      <text:p text:style-name="P6"><text:span text:style-name="T5">Trong lệnh sendto(</text:span><text:span text:style-name="T6">): </text:span></text:p>
      <text:p text:style-name="P8"><text:span text:style-name="T10"><text:tab/>MSG_OOB: </text:span><text:span text:style-name="T7">gửi dữ liệu ưu tiên.</text:span></text:p>
      <text:p text:style-name="P6"><text:span text:style-name="T9"><text:tab/>MSG_DONTROUTE: </text:span><text:span text:style-name="T7">không dùng cổng để gửi các gói tin mà chỉ gửi đến hosts khi được kết nối trực tiếp. Thường được sử dụng bởi chương tình diagnostic hoặc routing.</text:span><text:span text:style-name="T6"> </text:span><text:span text:style-name="T5"><text:tab/></text:span></text:p>
      <text:p text:style-name="P10">2) Giá trị trả về EMSGSIZE trong câu lệnh sendto() có ý nghĩa gì?</text:p>
      <text:p text:style-name="P9">EMSGSIZE - <text:s text:c="2"/>: socket yêu cầu mesage phải được gửi <text:span text:style-name="T11">1 cách tự động nhưng kích thước message lại quá lớn để thực hiện điều này.</text:span></text:p>
      <text:p text:style-name="P10">3) Các trường hợp nào nên sử dụng UDP và tại sao?</text:p>
      <text:p text:style-name="P9"><text:s/>- Giao tiếp yêu cầu / phản hồi đơn giản của một lượng dữ liệu tương đối nhỏ, loại bỏ những lo ngại về việc kiểm soát lỗi hoặc luồng của các gói</text:p>
      <text:p text:style-name="P9">- Multicasting vì UDP hoạt động tốt với chuyển mạch gói</text:p>
      <text:p text:style-name="P9">- Các giao thức cập nhật định tuyến như Giao thức thông tin định tuyến (RIP)</text:p>
      <text:p text:style-name="P9">- Các ứng dụng thời gian thực trong đó thông tin cần được cung cấp một cách nhanh chóng và trơn tru</text:p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 Web" svg:font-family="'Segoe UI Web', 'Segoe UI', 'Segoe WP', 'Segoe UI Emoj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6:14.339708512</meta:creation-date>
    <dc:date>2021-10-19T11:21:31.474869468</dc:date>
    <meta:editing-duration>PT2M16S</meta:editing-duration>
    <meta:editing-cycles>1</meta:editing-cycles>
    <meta:document-statistic meta:table-count="0" meta:image-count="0" meta:object-count="0" meta:page-count="1" meta:paragraph-count="19" meta:word-count="293" meta:character-count="1410" meta:non-whitespace-character-count="1117"/>
    <meta:generator>LibreOffice/6.4.7.2$Linux_X86_64 LibreOffice_project/40$Build-2</meta:generator>
  </office:meta>
</office:document-meta>
</file>